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198cm" fo:margin-left="0cm" table:align="left"/>
    </style:style>
    <style:style style:name="Tabelle1.A" style:family="table-column">
      <style:table-column-properties style:column-width="4.299cm"/>
    </style:style>
    <style:style style:name="Tabelle1.B" style:family="table-column">
      <style:table-column-properties style:column-width="3.293cm"/>
    </style:style>
    <style:style style:name="Tabelle1.C" style:family="table-column">
      <style:table-column-properties style:column-width="3.307cm"/>
    </style:style>
    <style:style style:name="Tabelle1.D" style:family="table-column">
      <style:table-column-properties style:column-width="3.203cm"/>
    </style:style>
    <style:style style:name="Tabelle1.E" style:family="table-column">
      <style:table-column-properties style:column-width="3.096cm"/>
    </style:style>
    <style:style style:name="Tabelle1.A1" style:family="table-cell">
      <style:table-cell-properties fo:padding="0.097cm" fo:border="1pt solid #000080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1pt solid #000080" fo:border-right="1pt solid #000080" fo:border-top="none" fo:border-bottom="1pt solid #00008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1.224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dab32" officeooo:paragraph-rsid="001dab3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dab32" officeooo:paragraph-rsid="001dab32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ab32" officeooo:paragraph-rsid="001dab3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ed86e" officeooo:paragraph-rsid="001ed86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ed86e" officeooo:paragraph-rsid="00246cd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2171cb" officeooo:paragraph-rsid="002171cb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231fb0" officeooo:paragraph-rsid="00231fb0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23f849" officeooo:paragraph-rsid="0023f84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2465dd" officeooo:paragraph-rsid="002465d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46cdc" officeooo:paragraph-rsid="002465d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46cdc" officeooo:paragraph-rsid="00246cd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7ab78" officeooo:paragraph-rsid="0027ab7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officeooo:rsid="001dab32" officeooo:paragraph-rsid="001dab32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ed86e" officeooo:paragraph-rsid="001ed86e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0fc2c" officeooo:paragraph-rsid="0020fc2c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1ed86e" officeooo:paragraph-rsid="001ed86e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1ed86e" officeooo:paragraph-rsid="0020fc2c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21bebf" officeooo:paragraph-rsid="0021bebf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231fb0" officeooo:paragraph-rsid="00231fb0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20fc2c" officeooo:paragraph-rsid="002171cb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weight="normal" officeooo:rsid="0023f849" officeooo:paragraph-rsid="0023f849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3pt" fo:font-weight="normal" officeooo:rsid="0027ab78" officeooo:paragraph-rsid="0027ab78" style:font-size-asian="11.3500003814697pt" style:font-weight-asian="normal" style:font-size-complex="1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3pt" officeooo:rsid="00246cdc" officeooo:paragraph-rsid="00246cdc" style:font-size-asian="13pt" style:font-size-complex="13pt"/>
    </style:style>
    <style:style style:name="P24" style:family="paragraph" style:parent-style-name="Table_20_Contents">
      <style:paragraph-properties fo:text-align="start" style:justify-single-word="false"/>
      <style:text-properties fo:font-size="13pt" officeooo:rsid="00256d3c" officeooo:paragraph-rsid="00256d3c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font-size="13pt" officeooo:rsid="00247a65" officeooo:paragraph-rsid="00247a65" style:font-size-asian="13pt" style:font-size-complex="13pt"/>
    </style:style>
    <style:style style:name="P26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27" style:family="paragraph" style:parent-style-name="Table_20_Contents">
      <style:paragraph-properties fo:text-align="start" style:justify-single-word="false"/>
      <style:text-properties fo:font-size="13pt" officeooo:rsid="00272a51" officeooo:paragraph-rsid="00272a51" style:font-size-asian="13pt" style:font-size-complex="13pt"/>
    </style:style>
    <style:style style:name="P28" style:family="paragraph" style:parent-style-name="Table_20_Contents">
      <style:paragraph-properties fo:text-align="start" style:justify-single-word="false"/>
      <style:text-properties fo:font-size="13pt" officeooo:rsid="0027ab78" officeooo:paragraph-rsid="0027ab78" style:font-size-asian="13pt" style:font-size-complex="13pt"/>
    </style:style>
    <style:style style:name="P29" style:family="paragraph" style:parent-style-name="Table_20_Contents">
      <style:text-properties officeooo:rsid="0027ab78" officeooo:paragraph-rsid="0027ab78"/>
    </style:style>
    <style:style style:name="P30" style:family="paragraph" style:parent-style-name="Table_20_Contents">
      <style:paragraph-properties fo:text-align="start" style:justify-single-word="false"/>
      <style:text-properties fo:color="#000000" fo:font-size="13pt" officeooo:rsid="00256d3c" officeooo:paragraph-rsid="00256d3c" fo:background-color="#ffff00" style:font-size-asian="13pt" style:font-size-complex="13pt"/>
    </style:style>
    <style:style style:name="P31" style:family="paragraph" style:parent-style-name="Table_20_Contents">
      <style:paragraph-properties fo:text-align="start" style:justify-single-word="false"/>
      <style:text-properties fo:color="#000000" fo:font-size="13pt" officeooo:rsid="00272a51" officeooo:paragraph-rsid="00272a51" fo:background-color="#ffff00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fo:font-size="13pt" officeooo:rsid="00272a51" officeooo:paragraph-rsid="00272a51" fo:background-color="#ffff00" style:font-size-asian="13pt" style:font-size-complex="13pt"/>
    </style:style>
    <style:style style:name="P33" style:family="paragraph" style:parent-style-name="Table_20_Contents">
      <style:paragraph-properties fo:text-align="start" style:justify-single-word="false"/>
      <style:text-properties fo:font-size="13pt" officeooo:rsid="00256d3c" officeooo:paragraph-rsid="00256d3c" fo:background-color="#ffff00" style:font-size-asian="13pt" style:font-size-complex="13pt"/>
    </style:style>
    <style:style style:name="P34" style:family="paragraph" style:parent-style-name="Table_20_Contents">
      <style:paragraph-properties fo:text-align="start" style:justify-single-word="false"/>
      <style:text-properties fo:font-size="13pt" officeooo:rsid="0027ab78" officeooo:paragraph-rsid="0027ab78" fo:background-color="#ffff00" style:font-size-asian="13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font-size="13pt" officeooo:rsid="00272a51" officeooo:paragraph-rsid="00272a51" fo:background-color="#ffffff" style:font-size-asian="13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officeooo:rsid="00296d43" officeooo:paragraph-rsid="00296d43" style:font-size-asian="13pt" style:font-size-complex="13pt"/>
    </style:style>
    <style:style style:name="T1" style:family="text">
      <style:text-properties officeooo:rsid="0020fc2c"/>
    </style:style>
    <style:style style:name="T2" style:family="text">
      <style:text-properties officeooo:rsid="002465dd"/>
    </style:style>
    <style:style style:name="T3" style:family="text">
      <style:text-properties officeooo:rsid="00272a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eschäftigung mit der Energieversorgung</text:p>
      <text:p text:style-name="P1"/>
      <text:p text:style-name="P2"/>
      <text:p text:style-name="P2">Erste Überlegungen zur Versorgung:</text:p>
      <text:p text:style-name="P13">- Solarplatten (Strom durch Photovoltaik)</text:p>
      <text:p text:style-name="P13">- Akkus in dem Gehäuse</text:p>
      <text:p text:style-name="P13">- Externe Stromversorgung</text:p>
      <text:p text:style-name="P13">- Gasheizung</text:p>
      <text:p text:style-name="P14">- Brennstoffzelle</text:p>
      <text:p text:style-name="P13"/>
      <text:p text:style-name="P2">Energie wofür:</text:p>
      <text:p text:style-name="P13">- Minicomputor</text:p>
      <text:p text:style-name="P13">- Kamera</text:p>
      <text:p text:style-name="P13">- Piezokeramik</text:p>
      <text:p text:style-name="P13">- Oszilloskop</text:p>
      <text:p text:style-name="P13">- Gehäusebeheizung</text:p>
      <text:p text:style-name="P2"/>
      <text:p text:style-name="P2">Energiesparoptionen:</text:p>
      <text:p text:style-name="P13">- Gehäusedämmung</text:p>
      <text:p text:style-name="P13">- Umsteigen von Minicomputor zu Rasberry Pie System</text:p>
      <text:p text:style-name="P15">- Minicomputor in Pausen in den Ruhemodus setzen</text:p>
      <text:p text:style-name="P13"/>
      <text:p text:style-name="P14"/>
      <text:p text:style-name="P11">Lösungskonzepte erarbeiten → Morphologischer Kasten</text:p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23">Energiequelle</text:p>
          </table:table-cell>
          <table:table-cell table:style-name="Tabelle1.B1" office:value-type="string">
            <text:p text:style-name="P30">Strom<text:span text:style-name="T3">netz</text:span></text:p>
          </table:table-cell>
          <table:table-cell table:style-name="Tabelle1.B1" office:value-type="string">
            <text:p text:style-name="P30">Photovoltaik</text:p>
          </table:table-cell>
          <table:table-cell table:style-name="Tabelle1.B1" office:value-type="string">
            <text:p text:style-name="P31">Akkutausch</text:p>
          </table:table-cell>
          <table:table-cell table:style-name="Tabelle1.E1" office:value-type="string">
            <text:p text:style-name="P27">Brennstoffzelle</text:p>
          </table:table-cell>
        </table:table-row>
        <table:table-row>
          <table:table-cell table:style-name="Tabelle1.A2" office:value-type="string">
            <text:p text:style-name="P23">Energiespeicherung</text:p>
          </table:table-cell>
          <table:table-cell table:style-name="Tabelle1.B2" office:value-type="string">
            <text:p text:style-name="P27">Wochenakku</text:p>
          </table:table-cell>
          <table:table-cell table:style-name="Tabelle1.B2" office:value-type="string">
            <text:p text:style-name="P32">Tagesakku</text:p>
          </table:table-cell>
          <table:table-cell table:style-name="Tabelle1.B2" office:value-type="string">
            <text:p text:style-name="P26"/>
          </table:table-cell>
          <table:table-cell table:style-name="Tabelle1.E2" office:value-type="string">
            <text:p text:style-name="P24">Gaßflasche</text:p>
          </table:table-cell>
        </table:table-row>
        <table:table-row>
          <table:table-cell table:style-name="Tabelle1.A2" office:value-type="string">
            <text:p text:style-name="P25">Temperaturkontrolle</text:p>
          </table:table-cell>
          <table:table-cell table:style-name="Tabelle1.B2" office:value-type="string">
            <text:p text:style-name="P35">Steuerung</text:p>
          </table:table-cell>
          <table:table-cell table:style-name="Tabelle1.B2" office:value-type="string">
            <text:p text:style-name="P35">Regelung</text:p>
          </table:table-cell>
          <table:table-cell table:style-name="Tabelle1.B2" office:value-type="string">
            <text:p text:style-name="P26"/>
          </table:table-cell>
          <table:table-cell table:style-name="Tabelle1.E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25">Betreiben der Elektronik</text:p>
          </table:table-cell>
          <table:table-cell table:style-name="Tabelle1.B2" office:value-type="string">
            <text:p text:style-name="P24">Strom vom Akku</text:p>
          </table:table-cell>
          <table:table-cell table:style-name="Tabelle1.B2" office:value-type="string">
            <text:p text:style-name="P24">Strom aus Stromnetz</text:p>
          </table:table-cell>
          <table:table-cell table:style-name="Tabelle1.B2" office:value-type="string">
            <text:p text:style-name="P26"/>
          </table:table-cell>
          <table:table-cell table:style-name="Tabelle1.E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25">Erzeugung thermischer Energie</text:p>
          </table:table-cell>
          <table:table-cell table:style-name="Tabelle1.B2" office:value-type="string">
            <text:p text:style-name="P33"><text:span text:style-name="T3">Abwärme der</text:span> Elektronik</text:p>
          </table:table-cell>
          <table:table-cell table:style-name="Tabelle1.B2" office:value-type="string">
            <text:p text:style-name="P33">Elektische Wiederstands-heizung</text:p>
          </table:table-cell>
          <table:table-cell table:style-name="Tabelle1.B2" office:value-type="string">
            <text:p text:style-name="P24">Gaßheizung</text:p>
          </table:table-cell>
          <table:table-cell table:style-name="Tabelle1.E2" office:value-type="string">
            <text:p text:style-name="P24"/>
          </table:table-cell>
        </table:table-row>
        <table:table-row>
          <table:table-cell table:style-name="Tabelle1.A2" office:value-type="string">
            <text:p text:style-name="P25">Minimierung des Verlustwärmestroms</text:p>
          </table:table-cell>
          <table:table-cell table:style-name="Tabelle1.B2" office:value-type="string">
            <text:p text:style-name="P33">Dämmung des Gehäuses <text:span text:style-name="T3">durch Materialwahl</text:span></text:p>
          </table:table-cell>
          <table:table-cell table:style-name="Tabelle1.B2" office:value-type="string">
            <text:p text:style-name="P33">Fertigung einer wärmedichten CFK-Platte</text:p>
          </table:table-cell>
          <table:table-cell table:style-name="Tabelle1.B2" office:value-type="string">
            <text:p text:style-name="P27">Dämmung mit doppelwandigem Gehäuse</text:p>
          </table:table-cell>
          <table:table-cell table:style-name="Tabelle1.E2" office:value-type="string">
            <text:p text:style-name="P26"/>
          </table:table-cell>
        </table:table-row>
        <table:table-row table:style-name="Tabelle1.7">
          <table:table-cell table:style-name="Tabelle1.A2" office:value-type="string">
            <text:p text:style-name="P28">Datenverarbeitung</text:p>
          </table:table-cell>
          <table:table-cell table:style-name="Tabelle1.B2" office:value-type="string">
            <text:p text:style-name="P28">Rasberry Pie</text:p>
          </table:table-cell>
          <table:table-cell table:style-name="Tabelle1.B2" office:value-type="string">
            <text:p text:style-name="P29">Minicomputor</text:p>
          </table:table-cell>
          <table:table-cell table:style-name="Tabelle1.B2" office:value-type="string">
            <text:p text:style-name="P28">Minicomputor + Handy</text:p>
          </table:table-cell>
          <table:table-cell table:style-name="Tabelle1.E2" office:value-type="string">
            <text:p text:style-name="P26"/>
          </table:table-cell>
        </table:table-row>
        <table:table-row table:style-name="Tabelle1.7">
          <table:table-cell table:style-name="Tabelle1.A2" office:value-type="string">
            <text:p text:style-name="P28">Bildverarbeitung</text:p>
          </table:table-cell>
          <table:table-cell table:style-name="Tabelle1.B2" office:value-type="string">
            <text:p text:style-name="P34">Kamera</text:p>
          </table:table-cell>
          <table:table-cell table:style-name="Tabelle1.B2" office:value-type="string">
            <text:p text:style-name="P29">Handy</text:p>
          </table:table-cell>
          <table:table-cell table:style-name="Tabelle1.B2" office:value-type="string">
            <text:p text:style-name="P28"/>
          </table:table-cell>
          <table:table-cell table:style-name="Tabelle1.E2" office:value-type="string">
            <text:p text:style-name="P26"/>
          </table:table-cell>
        </table:table-row>
        <table:table-row table:style-name="Tabelle1.7">
          <table:table-cell table:style-name="Tabelle1.A2" office:value-type="string">
            <text:p text:style-name="P28">Beleuchtung</text:p>
          </table:table-cell>
          <table:table-cell table:style-name="Tabelle1.B2" office:value-type="string">
            <text:p text:style-name="P28">LED</text:p>
          </table:table-cell>
          <table:table-cell table:style-name="Tabelle1.B2" office:value-type="string">
            <text:p text:style-name="P29">Leuchtstoff</text:p>
          </table:table-cell>
          <table:table-cell table:style-name="Tabelle1.B2" office:value-type="string">
            <text:p text:style-name="P28">Glühlampe</text:p>
          </table:table-cell>
          <table:table-cell table:style-name="Tabelle1.E2" office:value-type="string">
            <text:p text:style-name="P36">Gasentladungs-lampe</text:p>
          </table:table-cell>
        </table:table-row>
      </table:table>
      <text:p text:style-name="P5"/>
      <text:p text:style-name="P4"/>
      <text:p text:style-name="P4"><text:soft-page-break/>Lösungskonzept:</text:p>
      <text:p text:style-name="P16">1.: Wir dämmen das Gehäuse so stark, dass der Wärmestrom, der von den elektrischen <text:s/>Geräten ausgeht ausreicht, um das Gehäuseinnere auf über 0°C zu halten. <text:span text:style-name="T2">Das System wird durch lokale Akkus im Gehäuse betrieben. </text:span></text:p>
      <text:p text:style-name="P16">2.: Wir beheizen das Gehäuse <text:span text:style-name="T1">mit einer </text:span>Elektroheizung (die Elektroheizung wird aufgrund hohen Energiebedarfs aus externer Stromversorgung versorgt). In diesem Fall würde die Elektronik auch aus dieser Quelle gespeist.</text:p>
      <text:p text:style-name="P16">3.: Wir beheizen das Gehäuse mit Gaß und setzen Stromsparende Elektronik ein, für die wenige Akkus ausreichen.</text:p>
      <text:p text:style-name="P16">4.: Wir betreiben die Elektronik und die Elektroheizung mit einer Brennstoffzelle</text:p>
      <text:p text:style-name="P17">5.: <text:span text:style-name="T1">Wir behandeln die Sichtscheibe der Kamera mit Eisvermeidungsmittel</text:span></text:p>
      <text:p text:style-name="P20">6.: Beheizung des Gehäuses mit chemisch gespeicherter Energie</text:p>
      <text:p text:style-name="P22">7.: T<text:span text:style-name="T2">ägliche Ladung der Akkus durch Teammitglied</text:span></text:p>
      <text:p text:style-name="P21"/>
      <text:p text:style-name="P16"/>
      <text:p text:style-name="P16"/>
      <text:p text:style-name="P6">Bewertungskriterien zur Bewertung der Lösungsansätze</text:p>
      <text:p text:style-name="P18">- Kosten</text:p>
      <text:p text:style-name="P18">- Platzsparend</text:p>
      <text:p text:style-name="P18">- Gefährdungsgrad für den Menschen / die Technik</text:p>
      <text:p text:style-name="P18">- Verwendbarkeit für <text:span text:style-name="T2">sehr </text:span>tiefe Temperaturen</text:p>
      <text:p text:style-name="P18">- Funktionsgerecht (alle gewünschten Funktionen laufen einwandfrei)</text:p>
      <text:p text:style-name="P18">- Energieeffizienz</text:p>
      <text:p text:style-name="P19">- Gewicht (Platte sollte nicht stark durchbiegen)</text:p>
      <text:p text:style-name="P19">- Umsetzbarkeit</text:p>
      <text:p text:style-name="P18"/>
      <text:p text:style-name="P7"/>
      <text:p text:style-name="P7"/>
      <text:p text:style-name="P7">Bewertung der Lösungkonzepte</text:p>
      <text:p text:style-name="P7">(1)</text:p>
      <text:p text:style-name="P7">Risiken:</text:p>
      <text:p text:style-name="P7">- Der Wärmestrom der Geräte reicht nicht aus, um das Gehäuse zu beheizen.</text:p>
      <text:p text:style-name="P7">→ Das Gehäuse kann nicht gut genug gedämmt werden</text:p>
      <text:p text:style-name="P7">→ Notwendige Energiesparmaßnahmen verringern den Quellwärmestrom zu stark</text:p>
      <text:p text:style-name="P7">→ Wärmeabgabe der Geräte ist unregelmäßig <text:span text:style-name="T2">bzw lässt sich nicht kontrollieren</text:span></text:p>
      <text:p text:style-name="P8">- Gespeicherte Akkuenergie reicht nicht aus für den Feldversuch</text:p>
      <text:p text:style-name="P9"/>
      <text:p text:style-name="P9">Vorteile:</text:p>
      <text:p text:style-name="P9">- Diese Lösung ist im sinne der Adaptronik und Funktionsintegration energieeffizient</text:p>
      <text:p text:style-name="P9">- Einfach umsetzbare Lösung</text:p>
      <text:p text:style-name="P9">- Kostengünstig</text:p>
      <text:p text:style-name="P9">- Ungefählich für Mensch und Technik</text:p>
      <text:p text:style-name="P12">- In Kombination mit Lösungskonzept (7), dem täglichen Laden / austauchen der Akkus kann benötigte Akkukapazität gespart werden</text:p>
      <text:p text:style-name="P9"/>
      <text:p text:style-name="P9"/>
      <text:p text:style-name="P9"><text:soft-page-break/>Nachteile:</text:p>
      <text:p text:style-name="P9">- Wenig platzsparen durch notwendige Dämmung und erforderliche Akkukapazität</text:p>
      <text:p text:style-name="P9">- Schlecht verwendbar für sehr tiefe Temperaturen, da die Heizung nicht leistungsstark ist</text:p>
      <text:p text:style-name="P11">- Heizleistung ist nicht Regelbar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6:46:44.561000000</meta:creation-date>
    <dc:date>2017-12-04T23:12:24.669000000</dc:date>
    <meta:editing-duration>PT42M38S</meta:editing-duration>
    <meta:editing-cycles>7</meta:editing-cycles>
    <meta:generator>LibreOffice/5.3.7.2$Windows_X86_64 LibreOffice_project/6b8ed514a9f8b44d37a1b96673cbbdd077e24059</meta:generator>
    <meta:document-statistic meta:table-count="1" meta:image-count="0" meta:object-count="0" meta:page-count="3" meta:paragraph-count="88" meta:word-count="404" meta:character-count="3045" meta:non-whitespace-character-count="2727"/>
  </office:meta>
</office:document-meta>
</file>